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27d" officeooo:paragraph-rsid="0004727d"/>
    </style:style>
    <style:style style:name="P2" style:family="paragraph" style:parent-style-name="Standard">
      <style:text-properties officeooo:rsid="0005e9d0" officeooo:paragraph-rsid="0005e9d0"/>
    </style:style>
    <style:style style:name="P3" style:family="paragraph" style:parent-style-name="Standard">
      <style:text-properties officeooo:rsid="0005e9d0" officeooo:paragraph-rsid="000961b3"/>
    </style:style>
    <style:style style:name="P4" style:family="paragraph" style:parent-style-name="Standard">
      <style:text-properties officeooo:rsid="00065937" officeooo:paragraph-rsid="00065937"/>
    </style:style>
    <style:style style:name="P5" style:family="paragraph" style:parent-style-name="Standard">
      <style:text-properties officeooo:rsid="0008c957" officeooo:paragraph-rsid="0008c957"/>
    </style:style>
    <style:style style:name="P6" style:family="paragraph" style:parent-style-name="Standard">
      <style:text-properties officeooo:rsid="0008c957" officeooo:paragraph-rsid="000961b3"/>
    </style:style>
    <style:style style:name="P7" style:family="paragraph" style:parent-style-name="Standard">
      <style:text-properties officeooo:rsid="000961b3" officeooo:paragraph-rsid="000961b3"/>
    </style:style>
    <style:style style:name="P8" style:family="paragraph" style:parent-style-name="Standard">
      <style:text-properties fo:font-variant="normal" fo:text-transform="none" fo:color="#232323" style:font-name="Open Sans" fo:font-size="10.5pt" fo:letter-spacing="normal" fo:font-style="normal" fo:font-weight="normal" officeooo:rsid="0008c957" officeooo:paragraph-rsid="0008c957"/>
    </style:style>
    <style:style style:name="P9" style:family="paragraph" style:parent-style-name="Standard">
      <style:text-properties fo:font-variant="normal" fo:text-transform="none" fo:color="#232323" style:font-name="Open Sans" fo:font-size="10.5pt" fo:letter-spacing="normal" fo:font-style="normal" fo:font-weight="normal" officeooo:rsid="000a8565" officeooo:paragraph-rsid="000a8565"/>
    </style:style>
    <style:style style:name="P10" style:family="paragraph" style:parent-style-name="Standard">
      <style:text-properties fo:font-weight="bold" officeooo:rsid="0008c957" officeooo:paragraph-rsid="0008c957" style:font-weight-asian="bold" style:font-weight-complex="bold"/>
    </style:style>
    <style:style style:name="P11" style:family="paragraph" style:parent-style-name="Standard">
      <style:text-properties officeooo:rsid="000aba09" officeooo:paragraph-rsid="000aba09"/>
    </style:style>
    <style:style style:name="P12" style:family="paragraph" style:parent-style-name="Standard">
      <style:text-properties fo:font-weight="normal" officeooo:rsid="000b8375" officeooo:paragraph-rsid="000b8375" style:font-weight-asian="normal" style:font-weight-complex="normal"/>
    </style:style>
    <style:style style:name="P13" style:family="paragraph" style:parent-style-name="Standard">
      <style:text-properties officeooo:rsid="000bd629" officeooo:paragraph-rsid="000bd629"/>
    </style:style>
    <style:style style:name="P14" style:family="paragraph" style:parent-style-name="Standard">
      <style:text-properties officeooo:rsid="000dc2ee" officeooo:paragraph-rsid="000dc2ee"/>
    </style:style>
    <style:style style:name="P15" style:family="paragraph" style:parent-style-name="Standard">
      <style:text-properties officeooo:rsid="00112986" officeooo:paragraph-rsid="00112986"/>
    </style:style>
    <style:style style:name="P16" style:family="paragraph" style:parent-style-name="Standard">
      <style:text-properties officeooo:rsid="0011bbae" officeooo:paragraph-rsid="0011bbae"/>
    </style:style>
    <style:style style:name="P17" style:family="paragraph" style:parent-style-name="Standard">
      <style:text-properties officeooo:rsid="00132c0a" officeooo:paragraph-rsid="00132c0a"/>
    </style:style>
    <style:style style:name="P18" style:family="paragraph" style:parent-style-name="Standard">
      <style:text-properties officeooo:rsid="00135711" officeooo:paragraph-rsid="00135711"/>
    </style:style>
    <style:style style:name="P19" style:family="paragraph" style:parent-style-name="Standard">
      <style:text-properties officeooo:rsid="00140bc2" officeooo:paragraph-rsid="00140bc2"/>
    </style:style>
    <style:style style:name="P20" style:family="paragraph" style:parent-style-name="Standard">
      <style:text-properties officeooo:rsid="0014f6a9" officeooo:paragraph-rsid="0014f6a9"/>
    </style:style>
    <style:style style:name="P21" style:family="paragraph" style:parent-style-name="Standard">
      <style:text-properties officeooo:rsid="001534d3" officeooo:paragraph-rsid="001534d3"/>
    </style:style>
    <style:style style:name="P22" style:family="paragraph" style:parent-style-name="Standard">
      <style:text-properties officeooo:rsid="000961b3" officeooo:paragraph-rsid="000961b3"/>
    </style:style>
    <style:style style:name="P23" style:family="paragraph" style:parent-style-name="Standard">
      <style:text-properties fo:font-weight="bold" officeooo:rsid="000a8565" officeooo:paragraph-rsid="000961b3" style:font-weight-asian="bold" style:font-weight-complex="bold"/>
    </style:style>
    <style:style style:name="P24" style:family="paragraph" style:parent-style-name="Standard">
      <style:text-properties fo:font-variant="normal" fo:text-transform="none" fo:color="#232323" style:font-name="Open Sans" fo:font-size="10.5pt" fo:letter-spacing="normal" fo:font-style="normal" fo:font-weight="normal" officeooo:rsid="0008c957" officeooo:paragraph-rsid="000961b3"/>
    </style:style>
    <style:style style:name="P25" style:family="paragraph" style:parent-style-name="Standard">
      <style:text-properties officeooo:rsid="00197e0c" officeooo:paragraph-rsid="00197e0c"/>
    </style:style>
    <style:style style:name="P26" style:family="paragraph" style:parent-style-name="Standard">
      <style:text-properties officeooo:rsid="0019ecbd" officeooo:paragraph-rsid="0019ecbd"/>
    </style:style>
    <style:style style:name="T1" style:family="text">
      <style:text-properties officeooo:rsid="0005e9d0"/>
    </style:style>
    <style:style style:name="T2" style:family="text">
      <style:text-properties officeooo:rsid="000961b3"/>
    </style:style>
    <style:style style:name="T3" style:family="text">
      <style:text-properties officeooo:rsid="000a856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8565" style:font-weight-asian="bold" style:font-weight-complex="bold"/>
    </style:style>
    <style:style style:name="T6" style:family="text">
      <style:text-properties fo:font-variant="normal" fo:text-transform="none" fo:color="#232323" style:font-name="Open Sans" fo:font-size="10.5pt" fo:letter-spacing="normal" fo:font-style="normal" fo:font-weight="normal"/>
    </style:style>
    <style:style style:name="T7" style:family="text">
      <style:text-properties fo:font-variant="normal" fo:text-transform="none" fo:color="#232323" fo:letter-spacing="normal"/>
    </style:style>
    <style:style style:name="T8" style:family="text">
      <style:text-properties fo:font-variant="normal" fo:text-transform="none" fo:color="#000000" style:font-name="monospace" fo:font-size="9pt" fo:letter-spacing="normal" fo:font-style="normal" fo:font-weight="normal" fo:padding="0cm" fo:border="none"/>
    </style:style>
    <style:style style:name="T9" style:family="text">
      <style:text-properties officeooo:rsid="000fe1f4"/>
    </style:style>
    <style:style style:name="T10" style:family="text">
      <style:text-properties officeooo:rsid="00168f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0">encode_type </text:span>Problems with lettuce harvesting (iceberg head lettuce)</text:p>
      <text:p text:style-name="P1"/>
      <text:p text:style-name="P1">-very sensitive to heat, can prevent the formation of tight heads </text:p>
      <text:p text:style-name="P1">-slug and snail damage can prevent head formation </text:p>
      <text:p text:style-name="P1">-very labour intensive, problems with sourcing labour </text:p>
      <text:p text:style-name="P1"/>
      <text:p text:style-name="P1"/>
      <text:p text:style-name="P1">Need for an automated system using computer vision </text:p>
      <text:p text:style-name="P1"/>
      <text:p text:style-name="P1">Aim: Build a deep learning CNN system using supervised learning to determine if initial lettuce heads are viable or not.</text:p>
      <text:p text:style-name="P1"/>
      <text:p text:style-name="P1">Initially a binary classification system, with yes/no </text:p>
      <text:p text:style-name="P1"/>
      <text:p text:style-name="P1"/>
      <text:p text:style-name="P2">Commands</text:p>
      <text:p text:style-name="P2"/>
      <text:p text:style-name="P2"><text:s/>./convert_imageset -encode_type jpg -resize_height 224 -resize_width 224 ~/Documents/Project/ data.txt Lettuce</text:p>
      <text:p text:style-name="P2"/>
      <text:p text:style-name="P25">./convert_imageset -encode_type png -resize_height 224 -resize_width 224 ~/workspace/UROP/indoor_dataset/ indoor_datalist.txt indoor_lmdb -shuffle tru</text:p>
      <text:p text:style-name="P25"/>
      <text:p text:style-name="P25"/>
      <text:p text:style-name="P26">./convert_imageset -encode_type jpg -resize_height 224 -resize_width 224 ~/workspace/UROP/dogs_dataset/ dogs_datalist.txt dogs_lmdb -shuffle true</text:p>
      <text:p text:style-name="P25"/>
      <text:p text:style-name="P2"/>
      <text:p text:style-name="P4">git commit -asm"any message you may have"</text:p>
      <text:p text:style-name="P4">git push origin master</text:p>
      <text:p text:style-name="P1"/>
      <text:p text:style-name="P1"/>
      <text:p text:style-name="P4">gprename is for batch renaming.</text:p>
      <text:p text:style-name="P4"/>
      <text:p text:style-name="P13">./build/tools/caffe train --solver=build/tools/lettuce_solver.prototxt </text:p>
      <text:p text:style-name="P13">from caffe to start training </text:p>
      <text:p text:style-name="P4"/>
      <text:p text:style-name="P4"/>
      <text:p text:style-name="P5">Steps:</text:p>
      <text:p text:style-name="P5"/>
      <text:p text:style-name="P5"><text:span text:style-name="T5">1)</text:span><text:span text:style-name="T4">Data collection</text:span> </text:p>
      <text:p text:style-name="P5"/>
      <text:p text:style-name="P10"><text:span text:style-name="T3">2)</text:span>Data conversion</text:p>
      <text:p text:style-name="P5"/>
      <text:p text:style-name="P7">Create LMDB using convert_imageset</text:p>
      <text:p text:style-name="P3"><text:s/>./convert_imageset -encode_type jpg -resize_height 224 -resize_width 224 ~/<text:span text:style-name="T2">workspace</text:span>/<text:span text:style-name="T2">UROP</text:span>/ data.txt Lettuce</text:p>
      <text:p text:style-name="P7"/>
      <text:p text:style-name="P7"><text:s/>Need text file where each line is “[path/to/image.jpeg] [label]”</text:p>
      <text:p text:style-name="P5"/>
      <text:p text:style-name="P10"><text:span text:style-name="T3">3) </text:span>Define architecture</text:p>
      <text:p text:style-name="P8">To create a Caffe model you need to define the model architecture in a protocol buffer definition file (prototxt).</text:p>
      <text:p text:style-name="P8"><text:soft-page-break/></text:p>
      <text:p text:style-name="P9">http://caffe.berkeleyvision.org/tutorial/layers.html</text:p>
      <text:p text:style-name="P5"/>
      <text:p text:style-name="P5"/>
      <text:p text:style-name="P10"><text:span text:style-name="T3">4) T</text:span>raining </text:p>
      <text:p text:style-name="P10"><text:span text:style-name="T3">5) E</text:span>xtracting features to get the class </text:p>
      <text:p text:style-name="P5"/>
      <text:p text:style-name="P5"/>
      <text:p text:style-name="P7">Different operations in the architecture:</text:p>
      <text:p text:style-name="P11">http://ufldl.stanford.edu/tutorial/supervised/FeatureExtractionUsingConvolution/</text:p>
      <text:p text:style-name="P6"/>
      <text:p text:style-name="P23">1) Convolution</text:p>
      <text:p text:style-name="P6"><text:span text:style-name="T6">The </text:span><text:span text:style-name="Source_20_Text"><text:span text:style-name="T8">Convolution</text:span></text:span><text:span text:style-name="T7"> </text:span><text:span text:style-name="T6">layer convolves the input image with a set of learnable filters, each producing one feature map in the output image.</text:span></text:p>
      <text:p text:style-name="P24"/>
      <text:p text:style-name="P23">2) Pooling </text:p>
      <text:p text:style-name="P23">3) ReLU- Rectified Linear Unit</text:p>
      <text:p text:style-name="P12">element-wise operation, do operations in place in order to save memory </text:p>
      <text:p text:style-name="P12"/>
      <text:p text:style-name="P12"/>
      <text:p text:style-name="P23">4) Softmax</text:p>
      <text:p text:style-name="P23">5) Cross entropy</text:p>
      <text:p text:style-name="P6"/>
      <text:p text:style-name="P6"><text:span text:style-name="T2"><text:s/></text:span><text:s/></text:p>
      <text:p text:style-name="P6"/>
      <text:p text:style-name="P15">REFERENCES </text:p>
      <text:p text:style-name="P14">Neural networks: </text:p>
      <text:p text:style-name="P14"><text:a xlink:type="simple" xlink:href="http://engineering.flipboard.com/2015/05/scaling-convnets/">http://engineering.flipboard.com/2015/05/scaling-convnets/</text:a></text:p>
      <text:p text:style-name="P18">http://colah.github.io/posts/2014-03-NN-Manifolds-Topology/</text:p>
      <text:p text:style-name="P14"/>
      <text:p text:style-name="P14"/>
      <text:p text:style-name="P15">Batch Normalization </text:p>
      <text:p text:style-name="P15">http://arxiv.org/pdf/1502.03167v3.pdf</text:p>
      <text:p text:style-name="P1"/>
      <text:p text:style-name="P15">Use of SGD in Normalization </text:p>
      <text:p text:style-name="P15"><text:a xlink:type="simple" xlink:href="http://arxiv.org/pdf/1506.02617v1.pdf">http://arxiv.org/pdf/1506.02617v1.pdf</text:a></text:p>
      <text:p text:style-name="P15"/>
      <text:p text:style-name="P21">Xavier Initialization </text:p>
      <text:p text:style-name="P21">http://jmlr.org/proceedings/papers/v9/glorot10a/glorot10a.pdf</text:p>
      <text:p text:style-name="P15"/>
      <text:p text:style-name="P20">Sotchastic Gradient Tricks </text:p>
      <text:p text:style-name="P20">http://research.microsoft.com/pubs/192769/tricks-2012.pdf</text:p>
      <text:p text:style-name="P15"/>
      <text:p text:style-name="P17">Nature review on Deep Learning </text:p>
      <text:p text:style-name="P17">http://www.nature.com/nature/journal/v521/n7553/pdf/nature14539.pdf</text:p>
      <text:p text:style-name="P15"/>
      <text:p text:style-name="P15"/>
      <text:p text:style-name="P15"/>
      <text:p text:style-name="P16">DATA SOURCES </text:p>
      <text:p text:style-name="P16"/>
      <text:p text:style-name="P16"/>
      <text:p text:style-name="P16">The Mnist database </text:p>
      <text:p text:style-name="P16"><text:a xlink:type="simple" xlink:href="http://yann.lecun.com/exdb/mnist/">http://yann.lecun.com/exdb/mnist/</text:a></text:p>
      <text:p text:style-name="P16"><text:soft-page-break/></text:p>
      <text:p text:style-name="P16"/>
      <text:p text:style-name="P16">Room scenes </text:p>
      <text:p text:style-name="P16"><text:a xlink:type="simple" xlink:href="http://www.doc.ic.ac.uk/~ahanda/VaFRIC/iclnuim.html">http://www.doc.ic.ac.uk/~ahanda/VaFRIC/iclnuim.html</text:a></text:p>
      <text:p text:style-name="P16"/>
      <text:p text:style-name="P19">The Places Database </text:p>
      <text:p text:style-name="P19"><text:a xlink:type="simple" xlink:href="http://places.csail.mit.edu/user/download.php">http://places.csail.mit.edu/user/download.php</text:a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0:28:34.455697454</meta:creation-date>
    <dc:date>2015-08-26T11:24:44.358135874</dc:date>
    <meta:editing-duration>P2DT16H39M30S</meta:editing-duration>
    <meta:editing-cycles>16</meta:editing-cycles>
    <meta:generator>LibreOffice/4.2.7.2$Linux_X86_64 LibreOffice_project/420m0$Build-2</meta:generator>
    <meta:document-statistic meta:table-count="0" meta:image-count="0" meta:object-count="0" meta:page-count="3" meta:paragraph-count="58" meta:word-count="282" meta:character-count="2692" meta:non-whitespace-character-count="2439"/>
  </office:meta>
</office:document-meta>
</file>